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language="zxx" fo:country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02cm solid #000000"/>
      <style:text-properties fo:font-weight="bold"/>
    </style:style>
    <style:style style:name="ce7" style:family="table-cell" style:parent-style-name="Default" style:data-style-name="N110"/>
    <style:style style:name="ce8" style:family="table-cell" style:parent-style-name="Default" style:data-style-name="N1"/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"/>
    <style:style style:name="ce11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31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8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10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1.258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2.08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2.24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425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0.968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7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0.893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0.788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5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7"/>
        <table:table-column table:style-name="co3" table:number-columns-repeated="2" table:default-cell-style-name="ce8"/>
        <table:table-column table:style-name="co3" table:default-cell-style-name="Default"/>
        <table:table-column table:style-name="co3" table:default-cell-style-name="ce8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6" office:value-type="string">
            <text:p>Homework expected</text:p>
          </table:table-cell>
          <table:table-cell table:style-name="ce6" office:value-type="string">
            <text:p>Homework ready</text:p>
          </table:table-cell>
          <table:table-cell table:style-name="ce6" office:value-type="string">
            <text:p>Homework points</text:p>
          </table:table-cell>
          <table:table-cell table:style-name="ce6" office:value-type="string">
            <text:p>Exam points</text:p>
          </table:table-cell>
          <table:table-cell table:style-name="ce6" office:value-type="string">
            <text:p>Bonus</text:p>
          </table:table-cell>
          <table:table-cell table:style-name="ce6" office:value-type="string">
            <text:p>Total points</text:p>
          </table:table-cell>
          <table:table-cell table:style-name="ce6" office:value-type="string">
            <text:p>Final Mark (preliminary)</text:p>
          </table:table-cell>
        </table:table-row>
        <table:table-row table:style-name="ro2">
          <table:table-cell office:value-type="string">
            <text:p>073862</text:p>
          </table:table-cell>
          <table:table-cell office:value-type="string">
            <text:p>Peeter Tomberg</text:p>
          </table:table-cell>
          <table:table-cell office:value-type="date" office:date-value="2010-05-21">
            <text:p>21.05.2010</text:p>
          </table:table-cell>
          <table:table-cell office:value-type="date" office:date-value="2010-05-18">
            <text:p>18.05.2010</text:p>
          </table:table-cell>
          <table:table-cell table:formula="of:=homework_totals" office:value-type="float" office:value="14.5833333333333">
            <text:p>15</text:p>
          </table:table-cell>
          <table:table-cell table:number-columns-repeated="2"/>
          <table:table-cell table:formula="of:=[.E2]+[.F2]+[.G2]" office:value-type="float" office:value="14.5833333333333">
            <text:p>15</text:p>
          </table:table-cell>
          <table:table-cell/>
        </table:table-row>
        <table:table-row table:style-name="ro2">
          <table:table-cell office:value-type="string">
            <text:p>073857</text:p>
          </table:table-cell>
          <table:table-cell office:value-type="string">
            <text:p>Joonas Val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1" svg:width="2.899cm" svg:height="0.596cm" svg:x="17.345cm" svg:y="0cm" draw:caption-point-x="-0.61cm" draw:caption-point-y="1.377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3]+[.F3]+[.G3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92859</text:p>
          </table:table-cell>
          <table:table-cell office:value-type="string">
            <text:p>Konstantin Shibi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1" svg:width="2.899cm" svg:height="0.596cm" svg:x="17.345cm" svg:y="0.315cm" draw:caption-point-x="-0.61cm" draw:caption-point-y="1.512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4]+[.F4]+[.G4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92875</text:p>
          </table:table-cell>
          <table:table-cell office:value-type="string">
            <text:p>Mihhail Arhipov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30.6666666666667">
            <text:p>31</text:p>
          </table:table-cell>
          <table:table-cell/>
          <table:table-cell office:value-type="float" office:value="10">
            <office:annotation draw:style-name="gr1" draw:text-style-name="P1" svg:width="2.899cm" svg:height="0.991cm" svg:x="17.345cm" svg:y="0.764cm" draw:caption-point-x="-0.61cm" draw:caption-point-y="1.512cm">
              <dc:date>2010-05-22T00:00:00</dc:date>
              <text:p text:style-name="P1"><text:span text:style-name="T1">robocode</text:span></text:p>
              <text:p text:style-name="P1"><text:span text:style-name="T1">codejam</text:span></text:p>
            </office:annotation>
            <text:p>10</text:p>
          </table:table-cell>
          <table:table-cell table:formula="of:=[.E5]+[.F5]+[.G5]" office:value-type="float" office:value="40.6666666666667">
            <text:p>41</text:p>
          </table:table-cell>
          <table:table-cell/>
        </table:table-row>
        <table:table-row table:style-name="ro2">
          <table:table-cell office:value-type="string">
            <text:p>050720</text:p>
          </table:table-cell>
          <table:table-cell office:value-type="string">
            <text:p>Marek Pärnaste</text:p>
          </table:table-cell>
          <table:table-cell office:value-type="date" office:date-value="2010-05-21">
            <text:p>21.05.2010</text:p>
          </table:table-cell>
          <table:table-cell office:value-type="date" office:date-value="2010-05-22">
            <text:p>22.05.2010</text:p>
          </table:table-cell>
          <table:table-cell table:formula="of:=homework_totals" office:value-type="float" office:value="35">
            <text:p>35</text:p>
          </table:table-cell>
          <table:table-cell table:number-columns-repeated="2"/>
          <table:table-cell table:formula="of:=[.E6]+[.F6]+[.G6]" office:value-type="float" office:value="35">
            <text:p>35</text:p>
          </table:table-cell>
          <table:table-cell/>
        </table:table-row>
        <table:table-row table:style-name="ro2">
          <table:table-cell office:value-type="string">
            <text:p>073639</text:p>
          </table:table-cell>
          <table:table-cell office:value-type="string">
            <text:p>Kirill Strelkov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1</text:p>
          </table:table-cell>
          <table:table-cell office:value-type="string">
            <text:p>Lauri Kirikal</text:p>
          </table:table-cell>
          <table:table-cell office:value-type="date" office:date-value="2010-05-31">
            <text:p>3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8</text:p>
          </table:table-cell>
          <table:table-cell office:value-type="string">
            <text:p>Dmitri Derkat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74</text:p>
          </table:table-cell>
          <table:table-cell office:value-type="string">
            <text:p>Aleksandr Gladk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50731</text:p>
          </table:table-cell>
          <table:table-cell office:value-type="string">
            <text:p>Raigo Tinga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1" svg:width="2.899cm" svg:height="0.596cm" svg:x="17.345cm" svg:y="3.464cm" draw:caption-point-x="-0.61cm" draw:caption-point-y="1.512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11]+[.F11]+[.G11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50724</text:p>
          </table:table-cell>
          <table:table-cell office:value-type="string">
            <text:p>Siim Somelar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1" svg:width="2.899cm" svg:height="0.596cm" svg:x="17.345cm" svg:y="3.913cm" draw:caption-point-x="-0.61cm" draw:caption-point-y="1.512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12]+[.F12]+[.G12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100258</text:p>
          </table:table-cell>
          <table:table-cell office:value-type="string">
            <text:p>Mihkel Rämmel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17.5">
            <text:p>18</text:p>
          </table:table-cell>
          <table:table-cell table:number-columns-repeated="2"/>
          <table:table-cell table:formula="of:=[.E13]+[.F13]+[.G13]" office:value-type="float" office:value="17.5">
            <text:p>18</text:p>
          </table:table-cell>
          <table:table-cell/>
        </table:table-row>
        <table:table-row table:style-name="ro2">
          <table:table-cell office:value-type="string">
            <text:p>092855</text:p>
          </table:table-cell>
          <table:table-cell office:value-type="string">
            <text:p>Martin Taimre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4]+[.F14]+[.G1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3052</text:p>
          </table:table-cell>
          <table:table-cell office:value-type="string">
            <text:p>Konstantin Vassi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5]+[.F15]+[.G1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1</text:p>
          </table:table-cell>
          <table:table-cell office:value-type="string">
            <text:p>Stanislav Kuhtinsk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8</text:p>
          </table:table-cell>
          <table:table-cell office:value-type="string">
            <text:p>Dimitri Ardo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0</text:p>
          </table:table-cell>
          <table:table-cell office:value-type="string">
            <text:p>Armin Riiet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8]+[.F18]+[.G1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77</text:p>
          </table:table-cell>
          <table:table-cell office:value-type="string">
            <text:p>Artjom Kruglenkov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337</text:p>
          </table:table-cell>
          <table:table-cell office:value-type="string">
            <text:p>Eszter Ozsvald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0]+[.F20]+[.G2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3</text:p>
          </table:table-cell>
          <table:table-cell office:value-type="string">
            <text:p>Sven Neeme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9</text:p>
          </table:table-cell>
          <table:table-cell office:value-type="string">
            <text:p>Dimitri Ardo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228</text:p>
          </table:table-cell>
          <table:table-cell office:value-type="string">
            <text:p>Martin Treufeld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3]+[.F23]+[.G2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6</text:p>
          </table:table-cell>
          <table:table-cell office:value-type="string">
            <text:p>Tarmo Visnapuu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4]+[.F24]+[.G24]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961522">
            <text:p>961522</text:p>
          </table:table-cell>
          <table:table-cell table:style-name="ce5" office:value-type="string">
            <text:p>Siim Reinaa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10">
            <office:annotation draw:style-name="gr1" draw:text-style-name="P1" svg:width="2.899cm" svg:height="0.596cm" svg:x="17.345cm" svg:y="9.762cm" draw:caption-point-x="-0.61cm" draw:caption-point-y="1.512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25]+[.F25]+[.G25]" office:value-type="float" office:value="10">
            <text:p>10</text:p>
          </table:table-cell>
          <table:table-cell/>
        </table:table-row>
        <table:table-row table:style-name="ro2">
          <table:table-cell table:style-name="Default" office:value-type="string">
            <text:p>xxxxxx</text:p>
          </table:table-cell>
          <table:table-cell office:value-type="string">
            <text:p>Deniss Savchenko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5">
            <office:annotation draw:style-name="gr1" draw:text-style-name="P1" svg:width="2.899cm" svg:height="0.596cm" svg:x="17.345cm" svg:y="10.212cm" draw:caption-point-x="-0.61cm" draw:caption-point-y="1.512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26]+[.F26]+[.G26]" office:value-type="float" office:value="5">
            <text:p>5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ce10"/>
        <table:table-column table:style-name="co3" table:number-columns-repeated="6" table:default-cell-style-name="Default"/>
        <table:table-column table:style-name="co3" table:default-cell-style-name="ce8"/>
        <table:table-column table:style-name="co3" table:number-columns-repeated="3" table:default-cell-style-name="Default"/>
        <table:table-row table:style-name="ro3">
          <table:table-cell table:style-name="ce6" office:value-type="string">
            <text:p>Code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Task complete %</text:p>
          </table:table-cell>
          <table:table-cell table:style-name="ce6" office:value-type="string">
            <text:p>Model</text:p>
          </table:table-cell>
          <table:table-cell table:style-name="ce6" office:value-type="string">
            <text:p>Design</text:p>
          </table:table-cell>
          <table:table-cell table:style-name="ce6" office:value-type="string">
            <text:p>Java API &amp; language</text:p>
          </table:table-cell>
          <table:table-cell table:style-name="ce6" office:value-type="string">
            <text:p>Error handling</text:p>
          </table:table-cell>
          <table:table-cell table:style-name="ce6" office:value-type="string">
            <text:p>Docs &amp; readability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Total</text:p>
          </table:table-cell>
          <table:table-cell table:style-name="ce11" table:number-columns-repeated="3"/>
        </table:table-row>
        <table:table-row table:style-name="ro2">
          <table:table-cell table:formula="of:=codes" office:value-type="string" office:string-value="073862">
            <text:p>073862</text:p>
          </table:table-cell>
          <table:table-cell table:formula="of:=names" office:value-type="string" office:string-value="Peeter Tomberg">
            <text:p>Peeter Tomberg</text:p>
          </table:table-cell>
          <table:table-cell office:value-type="percentage" office:value="0.7">
            <office:annotation draw:style-name="gr2" draw:text-style-name="P1" svg:width="6.523cm" svg:height="2.176cm" svg:x="8.339cm" svg:y="0cm" draw:caption-point-x="-0.61cm" draw:caption-point-y="0.874cm">
              <dc:date>2010-05-23T00:00:00</dc:date>
              <text:p text:style-name="P1">Fails on illegal dates in the DB</text:p>
              <text:p text:style-name="P1">Crazy scores from CSV</text:p>
              <text:p text:style-name="P1">No athlete placement</text:p>
              <text:p text:style-name="P1">No input results are present in the output</text:p>
            </office:annotation>
            <text:p>70%</text:p>
          </table:table-cell>
          <table:table-cell office:value-type="float" office:value="3">
            <office:annotation draw:style-name="gr1" draw:text-style-name="P1" svg:width="2.899cm" svg:height="1.386cm" svg:x="10.597cm" svg:y="0cm" draw:caption-point-x="-0.61cm" draw:caption-point-y="0.874cm">
              <dc:date>2010-05-23T00:00:00</dc:date>
              <text:p text:style-name="P1">Minimal Score class, more like a struct</text:p>
            </office:annotation>
            <text:p>3</text:p>
          </table:table-cell>
          <table:table-cell office:value-type="float" office:value="3">
            <office:annotation draw:style-name="gr3" draw:text-style-name="P1" svg:width="7.401cm" svg:height="1.882cm" svg:x="12.855cm" svg:y="0cm" draw:caption-point-x="-0.61cm" draw:caption-point-y="0.874cm">
              <dc:date>2010-05-23T00:00:00</dc:date>
              <text:p text:style-name="P1">Lots of code (incl calculation) is in Util, not in the respective classes</text:p>
              <text:p text:style-name="P1">No common interfaces</text:p>
            </office:annotation>
            <text:p>3</text:p>
          </table:table-cell>
          <table:table-cell office:value-type="float" office:value="5">
            <office:annotation draw:style-name="gr1" draw:text-style-name="P1" svg:width="2.899cm" svg:height="1.781cm" svg:x="15.113cm" svg:y="0cm" draw:caption-point-x="-0.61cm" draw:caption-point-y="0.874cm">
              <dc:date>2010-05-23T00:00:00</dc:date>
              <text:p text:style-name="P1">Class.forName() in case JDBC4 driver</text:p>
              <text:p text:style-name="P1">StringTemplate</text:p>
            </office:annotation>
            <text:p>5</text:p>
          </table:table-cell>
          <table:table-cell office:value-type="float" office:value="5">
            <office:annotation draw:style-name="gr4" draw:text-style-name="P1" svg:width="7.756cm" svg:height="2.306cm" svg:x="17.371cm" svg:y="0cm" draw:caption-point-x="-0.61cm" draw:caption-point-y="0.874cm">
              <dc:date>2010-05-23T00:00:00</dc:date>
              <text:p text:style-name="P1">System.exit() <text:s/>usually a bad idea</text:p>
              <text:p text:style-name="P1">e.printStackTrace() and return null everywhere</text:p>
            </office:annotation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office:annotation draw:style-name="gr5" draw:text-style-name="P1" svg:width="6.048cm" svg:height="1.458cm" svg:x="21.887cm" svg:y="0cm" draw:caption-point-x="-0.61cm" draw:caption-point-y="0.874cm">
              <dc:date>2010-05-23T00:00:00</dc:date>
              <text:p text:style-name="P1">Very low coverage</text:p>
              <text:p text:style-name="P1">Some tests failed</text:p>
            </office:annotation>
            <text:p>3</text:p>
          </table:table-cell>
          <table:table-cell table:formula="of:=SUM([.D2:.I2])*5/6*[.C2]" office:value-type="float" office:value="14.5833333333333">
            <text:p>1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857">
            <text:p>073857</text:p>
          </table:table-cell>
          <table:table-cell table:formula="of:=names" office:value-type="string" office:string-value="Joonas Vali">
            <text:p>Joonas Vali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9">
            <text:p>092859</text:p>
          </table:table-cell>
          <table:table-cell table:formula="of:=names" office:value-type="string" office:string-value="Konstantin Shibin">
            <text:p>Konstantin Shibin</text:p>
          </table:table-cell>
          <table:table-cell/>
          <table:table-cell table:number-columns-repeated="6"/>
          <table:table-cell table:formula="of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5">
            <text:p>092875</text:p>
          </table:table-cell>
          <table:table-cell table:formula="of:=names" office:value-type="string" office:string-value="Mihhail Arhipov">
            <text:p>Mihhail Arhipov</text:p>
          </table:table-cell>
          <table:table-cell office:value-type="percentage" office:value="0.8">
            <office:annotation draw:style-name="gr6" draw:text-style-name="P1" svg:width="9.467cm" svg:height="2.281cm" svg:x="8.339cm" svg:y="0.713cm" draw:caption-point-x="-0.61cm" draw:caption-point-y="1.511cm">
              <dc:date>2010-05-23T00:00:00</dc:date>
              <text:p text:style-name="P1">java.lang.ArrayIndexOutOfBoundsException on first run</text:p>
              <text:p text:style-name="P1">При ошибочной дате (в db), выдает неполный результат</text:p>
              <text:p text:style-name="P1">Несколько тестов (связанных с файлами) фейлятся</text:p>
            </office:annotation>
            <text:p>80%</text:p>
          </table:table-cell>
          <table:table-cell office:value-type="float" office:value="8">
            <office:annotation draw:style-name="gr1" draw:text-style-name="P1" svg:width="2.899cm" svg:height="2.966cm" svg:x="10.597cm" svg:y="0.713cm" draw:caption-point-x="-0.61cm" draw:caption-point-y="1.511cm">
              <dc:date>2010-05-23T00:00:00</dc:date>
              <text:p text:style-name="P1">Competiotion – events enum</text:p>
              <text:p text:style-name="P1">-but the enum is not used as keys in Athlete</text:p>
              <text:p text:style-name="P1">-Numeric results stored as Strings</text:p>
            </office:annotation>
            <text:p>8</text:p>
          </table:table-cell>
          <table:table-cell office:value-type="float" office:value="7">
            <office:annotation draw:style-name="gr6" draw:text-style-name="P1" svg:width="11.061cm" svg:height="2.281cm" svg:x="12.855cm" svg:y="0.713cm" draw:caption-point-x="-0.61cm" draw:caption-point-y="1.511cm">
              <dc:date>2010-05-23T00:00:00</dc:date>
              <text:p text:style-name="P1">UI-specific DecathlonController.setReader() and setWriter()</text:p>
              <text:p text:style-name="P1">DatabaseReader.database is an int...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2.571cm" svg:x="15.113cm" svg:y="0.713cm" draw:caption-point-x="-0.61cm" draw:caption-point-y="1.511cm">
              <dc:date>2010-05-23T00:00:00</dc:date>
              <text:p text:style-name="P1">+enums</text:p>
              <text:p text:style-name="P1">+DOM</text:p>
              <text:p text:style-name="P1">-Internal XMLSerializer is used instead of a Transformer</text:p>
            </office:annotation>
            <text:p>9</text:p>
          </table:table-cell>
          <table:table-cell office:value-type="float" office:value="6">
            <office:annotation draw:style-name="gr7" draw:text-style-name="P1" svg:width="9.683cm" svg:height="2.966cm" svg:x="17.371cm" svg:y="0.713cm" draw:caption-point-x="-0.61cm" draw:caption-point-y="1.511cm">
              <dc:date>2010-05-23T00:00:00</dc:date>
              <text:p text:style-name="P1">Not well thought how to recover from exceptions</text:p>
              <text:p text:style-name="P1">NPE possibilities</text:p>
              <text:p text:style-name="P1">e.getMessage() in top-level handler would hide NPE</text:p>
              <text:p text:style-name="P1">Exceptions generally not propagated, but printed, still allowing the program to say “DONE”, but with incomplete results</text:p>
              <text:p text:style-name="P1">Errors printed to stdout, not stderr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3.756cm" svg:x="19.629cm" svg:y="0.713cm" draw:caption-point-x="-0.61cm" draw:caption-point-y="1.511cm">
              <dc:date>2010-05-23T00:00:00</dc:date>
              <text:p text:style-name="P1">+javadoc</text:p>
              <text:p text:style-name="P1">+Overall readable</text:p>
              <text:p text:style-name="P1">-overuse of packages</text:p>
              <text:p text:style-name="P1">-Method names not do what they seem to do (set, add, etc)</text:p>
            </office:annotation>
            <text:p>8</text:p>
          </table:table-cell>
          <table:table-cell office:value-type="float" office:value="8">
            <office:annotation draw:style-name="gr8" draw:text-style-name="P1" svg:width="7.121cm" svg:height="2.625cm" svg:x="21.887cm" svg:y="0.713cm" draw:caption-point-x="-0.61cm" draw:caption-point-y="1.511cm">
              <dc:date>2010-05-23T00:00:00</dc:date>
              <text:p text:style-name="P1">Good coverage</text:p>
              <text:p text:style-name="P1">XMLUnit</text:p>
              <text:p text:style-name="P1">DB connection configuration not outside, but testMode=true, tests still ALWAYS connect to the real DB</text:p>
            </office:annotation>
            <text:p>8</text:p>
          </table:table-cell>
          <table:table-cell table:formula="of:=SUM([.D5:.I5])*5/6*[.C5]" office:value-type="float" office:value="30.6666666666667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0">
            <text:p>050720</text:p>
          </table:table-cell>
          <table:table-cell table:formula="of:=names" office:value-type="string" office:string-value="Marek Pärnaste">
            <text:p>Marek Pärnaste</text:p>
          </table:table-cell>
          <table:table-cell office:value-type="percentage" office:value="1">
            <office:annotation draw:style-name="gr1" draw:text-style-name="P1" svg:width="2.899cm" svg:height="0.991cm" svg:x="8.339cm" svg:y="1.163cm" draw:caption-point-x="-0.61cm" draw:caption-point-y="1.511cm">
              <dc:date>2010-05-23T00:00:00</dc:date>
              <text:p text:style-name="P1">By default starts with console</text:p>
            </office:annotation>
            <text:p>100%</text:p>
          </table:table-cell>
          <table:table-cell office:value-type="float" office:value="8">
            <office:annotation draw:style-name="gr9" draw:text-style-name="P1" svg:width="6.769cm" svg:height="1.386cm" svg:x="10.597cm" svg:y="1.163cm" draw:caption-point-x="-0.61cm" draw:caption-point-y="1.511cm">
              <dc:date>2010-05-23T00:00:00</dc:date>
              <text:p text:style-name="P1">Record,</text:p>
              <text:p text:style-name="P1">Birthdate as String</text:p>
              <text:p text:style-name="P1">Some duplicated code</text:p>
            </office:annotation>
            <text:p>8</text:p>
          </table:table-cell>
          <table:table-cell office:value-type="float" office:value="7">
            <office:annotation draw:style-name="gr1" draw:text-style-name="P1" svg:width="2.899cm" svg:height="3.361cm" svg:x="12.855cm" svg:y="1.163cm" draw:caption-point-x="-0.61cm" draw:caption-point-y="1.511cm">
              <dc:date>2010-05-23T00:00:00</dc:date>
              <text:p text:style-name="P1">Input/Output interfaces and factories</text:p>
              <text:p text:style-name="P1">Lots of code duplication for different events and for place calculation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176cm" svg:x="15.113cm" svg:y="1.163cm" draw:caption-point-x="-0.61cm" draw:caption-point-y="1.511cm">
              <dc:date>2010-05-23T00:00:00</dc:date>
              <text:p text:style-name="P1">ArrayList is used directly</text:p>
              <text:p text:style-name="P1">Method names with _</text:p>
              <text:p text:style-name="P1">new String(“”)</text:p>
            </office:annotation>
            <text:p>8</text:p>
          </table:table-cell>
          <table:table-cell office:value-type="float" office:value="4">
            <office:annotation draw:style-name="gr1" draw:text-style-name="P1" svg:width="2.899cm" svg:height="0.991cm" svg:x="17.371cm" svg:y="1.163cm" draw:caption-point-x="-0.61cm" draw:caption-point-y="1.511cm">
              <dc:date>2010-05-23T00:00:00</dc:date>
              <text:p text:style-name="P1">Everything throws Exception</text:p>
            </office:annotation>
            <text:p>4</text:p>
          </table:table-cell>
          <table:table-cell office:value-type="float" office:value="7">
            <office:annotation draw:style-name="gr1" draw:text-style-name="P1" svg:width="2.899cm" svg:height="1.386cm" svg:x="19.629cm" svg:y="1.163cm" draw:caption-point-x="-0.61cm" draw:caption-point-y="1.511cm">
              <dc:date>2010-05-23T00:00:00</dc:date>
              <text:p text:style-name="P1">Lots of newlines skipped</text:p>
              <text:p text:style-name="P1">Code duplication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176cm" svg:x="21.887cm" svg:y="1.163cm" draw:caption-point-x="-0.61cm" draw:caption-point-y="1.511cm">
              <dc:date>2010-05-23T00:00:00</dc:date>
              <text:p text:style-name="P1">Good coverage</text:p>
              <text:p text:style-name="P1">Interactive test blocks console</text:p>
              <text:p text:style-name="P1">DB test goes to the real DB</text:p>
            </office:annotation>
            <text:p>8</text:p>
          </table:table-cell>
          <table:table-cell table:formula="of:=SUM([.D6:.I6])*5/6*[.C6]" office:value-type="float" office:value="35">
            <text:p>3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639">
            <text:p>073639</text:p>
          </table:table-cell>
          <table:table-cell table:formula="of:=names" office:value-type="string" office:string-value="Kirill Strelkov">
            <text:p>Kirill Strelkov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1">
            <text:p>092851</text:p>
          </table:table-cell>
          <table:table-cell table:formula="of:=names" office:value-type="string" office:string-value="Lauri Kirikal">
            <text:p>Lauri Kirikal</text:p>
          </table:table-cell>
          <table:table-cell/>
          <table:table-cell table:number-columns-repeated="6"/>
          <table:table-cell table:formula="of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8">
            <text:p>092858</text:p>
          </table:table-cell>
          <table:table-cell table:formula="of:=names" office:value-type="string" office:string-value="Dmitri Derkats">
            <text:p>Dmitri Derkats</text:p>
          </table:table-cell>
          <table:table-cell/>
          <table:table-cell table:number-columns-repeated="6"/>
          <table:table-cell table:formula="of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4">
            <text:p>092874</text:p>
          </table:table-cell>
          <table:table-cell table:formula="of:=names" office:value-type="string" office:string-value="Aleksandr Gladki">
            <text:p>Aleksandr Gladki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31">
            <text:p>050731</text:p>
          </table:table-cell>
          <table:table-cell table:formula="of:=names" office:value-type="string" office:string-value="Raigo Tingas">
            <text:p>Raigo Tingas</text:p>
          </table:table-cell>
          <table:table-cell/>
          <table:table-cell table:number-columns-repeated="6"/>
          <table:table-cell table:formula="of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4">
            <text:p>050724</text:p>
          </table:table-cell>
          <table:table-cell table:formula="of:=names" office:value-type="string" office:string-value="Siim Somelar">
            <text:p>Siim Somelar</text:p>
          </table:table-cell>
          <table:table-cell/>
          <table:table-cell table:number-columns-repeated="6"/>
          <table:table-cell table:formula="of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58">
            <text:p>100258</text:p>
          </table:table-cell>
          <table:table-cell table:formula="of:=names" office:value-type="string" office:string-value="Mihkel Rämmel">
            <text:p>Mihkel Rämmel</text:p>
          </table:table-cell>
          <table:table-cell office:value-type="percentage" office:value="1">
            <office:annotation draw:style-name="gr10" draw:text-style-name="P1" svg:width="6.633cm" svg:height="2.366cm" svg:x="8.339cm" svg:y="4.312cm" draw:caption-point-x="-0.61cm" draw:caption-point-y="1.511cm">
              <dc:date>2010-05-23T00:00:00</dc:date>
              <text:p text:style-name="P1">No usage message</text:p>
              <text:p text:style-name="P1">java.lang.ArrayIndexOutOfBoundsException on first run</text:p>
            </office:annotation>
            <text:p>100%</text:p>
          </table:table-cell>
          <table:table-cell office:value-type="float" office:value="2">
            <office:annotation draw:style-name="gr11" draw:text-style-name="P1" svg:width="5.173cm" svg:height="2.367cm" svg:x="10.597cm" svg:y="4.312cm" draw:caption-point-x="-0.61cm" draw:caption-point-y="1.511cm">
              <dc:date>2010-05-23T00:00:00</dc:date>
              <text:p text:style-name="P1"><text:span text:style-name="T1">ArrayList&lt;Object&gt;</text:span></text:p>
              <text:p text:style-name="P1"><text:span text:style-name="T1">Result: nothing more but public fields</text:span></text:p>
            </office:annotation>
            <text:p>2</text:p>
          </table:table-cell>
          <table:table-cell office:value-type="float" office:value="3">
            <office:annotation draw:style-name="gr12" draw:text-style-name="P1" svg:width="6.906cm" svg:height="2.176cm" svg:x="12.855cm" svg:y="4.312cm" draw:caption-point-x="-0.61cm" draw:caption-point-y="1.511cm">
              <dc:date>2010-05-23T00:00:00</dc:date>
              <text:p text:style-name="P1">No common interfaces</text:p>
              <text:p text:style-name="P1">Unclear input/output selection logic</text:p>
              <text:p text:style-name="P1">Random classes use static fields from the main class</text:p>
              <text:p text:style-name="P1"/>
            </office:annotation>
            <text:p>3</text:p>
          </table:table-cell>
          <table:table-cell office:value-type="float" office:value="6">
            <office:annotation draw:style-name="gr13" draw:text-style-name="P1" svg:width="5.776cm" svg:height="1.781cm" svg:x="15.113cm" svg:y="4.312cm" draw:caption-point-x="-0.61cm" draw:caption-point-y="1.511cm">
              <dc:date>2010-05-23T00:00:00</dc:date>
              <text:p text:style-name="P1"><text:span text:style-name="T1">Variable names with _</text:span></text:p>
              <text:p text:style-name="P1"><text:span text:style-name="T1">Constructor: name=namea</text:span></text:p>
              <text:p text:style-name="P1"><text:span text:style-name="T1">Resources loaded using hardcoded paths</text:span></text:p>
            </office:annotation>
            <text:p>6</text:p>
          </table:table-cell>
          <table:table-cell office:value-type="float" office:value="3">
            <office:annotation draw:style-name="gr1" draw:text-style-name="P1" svg:width="2.899cm" svg:height="1.781cm" svg:x="17.371cm" svg:y="4.312cm" draw:caption-point-x="-0.61cm" draw:caption-point-y="1.511cm">
              <dc:date>2010-05-23T00:00:00</dc:date>
              <text:p text:style-name="P1">Exceptions just thrown out and e.printStackTrace()</text:p>
            </office:annotation>
            <text:p>3</text:p>
          </table:table-cell>
          <table:table-cell office:value-type="float" office:value="6">
            <office:annotation draw:style-name="gr14" draw:text-style-name="P1" svg:width="6.709cm" svg:height="1.756cm" svg:x="19.629cm" svg:y="4.312cm" draw:caption-point-x="-0.61cm" draw:caption-point-y="1.511cm">
              <dc:date>2010-05-23T00:00:00</dc:date>
              <text:p text:style-name="P1">Strange and inconsistent indentation</text:p>
            </office:annotation>
            <text:p>6</text:p>
          </table:table-cell>
          <table:table-cell office:value-type="float" office:value="1">
            <office:annotation draw:style-name="gr1" draw:text-style-name="P1" svg:width="2.899cm" svg:height="1.781cm" svg:x="21.887cm" svg:y="4.312cm" draw:caption-point-x="-0.61cm" draw:caption-point-y="1.511cm">
              <dc:date>2010-05-23T00:00:00</dc:date>
              <text:p text:style-name="P1"><text:span text:style-name="T1">Tests didn't compile</text:span></text:p>
              <text:p text:style-name="P1"><text:span text:style-name="T1">Almost no coverage</text:span></text:p>
            </office:annotation>
            <text:p>1</text:p>
          </table:table-cell>
          <table:table-cell table:formula="of:=SUM([.D13:.I13])*5/6*[.C13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/>
          <table:table-cell table:number-columns-repeated="6"/>
          <table:table-cell table:formula="of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052">
            <text:p>093052</text:p>
          </table:table-cell>
          <table:table-cell table:formula="of:=names" office:value-type="string" office:string-value="Konstantin Vassin">
            <text:p>Konstantin Vassin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8">
            <text:p>100198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0">
            <text:p>092860</text:p>
          </table:table-cell>
          <table:table-cell table:formula="of:=names" office:value-type="string" office:string-value="Armin Riiet">
            <text:p>Armin Riiet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337">
            <text:p>100337</text:p>
          </table:table-cell>
          <table:table-cell table:formula="of:=names" office:value-type="string" office:string-value="Eszter Ozsvald">
            <text:p>Eszter Ozsvald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3">
            <text:p>092853</text:p>
          </table:table-cell>
          <table:table-cell table:formula="of:=names" office:value-type="string" office:string-value="Sven Neeme">
            <text:p>Sven Neeme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9">
            <text:p>100199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28">
            <text:p>100228</text:p>
          </table:table-cell>
          <table:table-cell table:formula="of:=names" office:value-type="string" office:string-value="Martin Treufeld">
            <text:p>Martin Treufeld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6">
            <text:p>092866</text:p>
          </table:table-cell>
          <table:table-cell table:formula="of:=names" office:value-type="string" office:string-value="Tarmo Visnapuu">
            <text:p>Tarmo Visnapuu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9" table:formula="of:=codes" office:value-type="float" office:value="961522">
            <text:p>961522</text:p>
          </table:table-cell>
          <table:table-cell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xxxxxx">
            <text:p>xxxxxx</text:p>
          </table:table-cell>
          <table:table-cell table:formula="of:=names" office:value-type="string" office:string-value="Deniss Savchenko">
            <text:p>Deniss Savchenko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50"/>
        <table:named-range table:name="names" table:base-cell-address="$Homework.$B$25" table:cell-range-address="$Totals.$B$2:.$B$50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23/05/2010</text:date>, <text:time>22:2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Anton</meta:initial-creator>
    <meta:creation-date>2007-05-27T21:27:51</meta:creation-date>
    <dc:date>2010-05-23T22:28:29</dc:date>
    <dc:language>en-US</dc:language>
    <meta:editing-cycles>186</meta:editing-cycles>
    <meta:editing-duration>PT164H40M13S</meta:editing-duration>
    <dc:creator>Anton Keks</dc:creator>
    <meta:document-statistic meta:table-count="2" meta:cell-count="323" meta:object-count="0"/>
    <meta:user-defined meta:name="Info 1"/>
    <meta:user-defined meta:name="Info 2"/>
    <meta:user-defined meta:name="Info 3"/>
    <meta:user-defined meta:name="Info 4"/>
  </office:meta>
</office:document-meta>
</file>